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8173in"/>
    </style:style>
    <style:style style:name="co4" style:family="table-column">
      <style:table-column-properties fo:break-before="auto" style:column-width="2.6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on type</text:p>
          </table:table-cell>
          <table:table-cell table:style-name="ce1" office:value-type="string" calcext:value-type="string">
            <text:p>mass (a.u.)</text:p>
          </table:table-cell>
          <table:table-cell table:style-name="ce1" office:value-type="string" calcext:value-type="string">
            <text:p>qubit wavelength (nm)</text:p>
          </table:table-cell>
          <table:table-cell office:value-type="string" calcext:value-type="string">
            <text:p>Source for qubit wavelength</text:p>
          </table:table-cell>
          <table:table-cell/>
        </table:table-row>
        <table:table-row table:style-name="ro1">
          <table:table-cell office:value-type="string" calcext:value-type="string">
            <text:p>Ca40</text:p>
          </table:table-cell>
          <table:table-cell office:value-type="float" office:value="39.962591" calcext:value-type="float">
            <text:p>39.962591</text:p>
          </table:table-cell>
          <table:table-cell office:value-type="float" office:value="729.147" calcext:value-type="float">
            <text:p>729.147</text:p>
          </table:table-cell>
          <table:table-cell office:value-type="string" calcext:value-type="string">
            <text:p>https://www.quantumoptics.at/images/publications/dissertation/roos_diss.pdf</text:p>
          </table:table-cell>
          <table:table-cell office:value-type="string" calcext:value-type="string">
            <text:p>masses are taken from <text:a xlink:href="https://physics.nist.gov/PhysRefData/Handbook/Tables/strontiumtable1.htm" xlink:type="simple">https://physics.nist.gov/PhysRefData/Handbook/Tables/strontiumtable1.htm</text:a></text:p>
          </table:table-cell>
        </table:table-row>
        <table:table-row table:style-name="ro1">
          <table:table-cell office:value-type="string" calcext:value-type="string">
            <text:p>Sr88</text:p>
          </table:table-cell>
          <table:table-cell office:value-type="float" office:value="87.905619" calcext:value-type="float">
            <text:p>87.905619</text:p>
          </table:table-cell>
          <table:table-cell office:value-type="float" office:value="674.02559" calcext:value-type="float">
            <text:p>674.02559</text:p>
          </table:table-cell>
          <table:table-cell office:value-type="string" calcext:value-type="string">
            <text:p>https://www.imperial.ac.uk/media/imperial-college/research-centres-and-groups/ion-trapping/public/Brownnutt-PhD-Thesis-2009.pdf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Ba137</text:p>
          </table:table-cell>
          <table:table-cell office:value-type="float" office:value="136.905812" calcext:value-type="float">
            <text:p>136.905812</text:p>
          </table:table-cell>
          <table:table-cell office:value-type="float" office:value="1762.17446690258" calcext:value-type="float">
            <text:p>1762.17446690258</text:p>
          </table:table-cell>
          <table:table-cell office:value-type="string" calcext:value-type="string">
            <text:p><text:a xlink:href="https://physics.nist.gov/PhysRefData/Handbook/Tables/strontiumtable6.htm" xlink:type="simple">https://physics.nist.gov/PhysRefData/Handbook/Tables/strontiumtable6.htm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vgeny Anikin</meta:initial-creator>
    <meta:creation-date>2023-09-16T13:22:00.530002773</meta:creation-date>
    <dc:date>2023-09-16T13:50:40.327998609</dc:date>
    <dc:creator>Evgeny Anikin</dc:creator>
    <meta:editing-duration>PT6M46S</meta:editing-duration>
    <meta:editing-cycles>2</meta:editing-cycles>
    <meta:generator>LibreOffice/7.0.6.2$Linux_X86_64 LibreOffice_project/00$Build-2</meta:generator>
    <meta:document-statistic meta:table-count="1" meta:cell-count="18" meta:object-count="0"/>
  </office:meta>
</office:document-meta>
</file>